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398cm"/>
    </style:style>
    <style:style style:name="Tableau1.B" style:family="table-column">
      <style:table-column-properties style:column-width="5.226cm"/>
    </style:style>
    <style:style style:name="Tableau1.C" style:family="table-column">
      <style:table-column-properties style:column-width="6.389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officeooo:rsid="001d434d" officeooo:paragraph-rsid="001d434d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0cad" officeooo:paragraph-rsid="001f0ca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ce91" officeooo:paragraph-rsid="001fce9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0b57c" officeooo:paragraph-rsid="0020b57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2a2ce" officeooo:paragraph-rsid="0022a2c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44819" officeooo:paragraph-rsid="0024481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58783" officeooo:paragraph-rsid="0025878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62221" officeooo:paragraph-rsid="0026222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7092f" officeooo:paragraph-rsid="0027092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efaea" officeooo:paragraph-rsid="002efae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262221"/>
    </style:style>
    <style:style style:name="P12" style:family="paragraph" style:parent-style-name="Standard">
      <style:paragraph-properties fo:text-align="start" style:justify-single-word="false"/>
      <style:text-properties officeooo:rsid="002a2b34" officeooo:paragraph-rsid="002a2b34"/>
    </style:style>
    <style:style style:name="P13" style:family="paragraph" style:parent-style-name="Standard">
      <style:paragraph-properties fo:text-align="start" style:justify-single-word="false"/>
      <style:text-properties officeooo:rsid="002be634" officeooo:paragraph-rsid="002be634"/>
    </style:style>
    <style:style style:name="P14" style:family="paragraph" style:parent-style-name="Standard">
      <style:paragraph-properties fo:text-align="start" style:justify-single-word="false"/>
      <style:text-properties officeooo:rsid="002dd52a" officeooo:paragraph-rsid="002dd52a"/>
    </style:style>
    <style:style style:name="P15" style:family="paragraph" style:parent-style-name="Table_20_Contents">
      <style:paragraph-properties fo:text-align="start" style:justify-single-word="false"/>
      <style:text-properties officeooo:paragraph-rsid="00262221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258783" officeooo:paragraph-rsid="00258783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62221" officeooo:paragraph-rsid="00262221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7092f" officeooo:paragraph-rsid="0027092f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efaea" officeooo:paragraph-rsid="002efaea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f4f07" officeooo:paragraph-rsid="002f4f07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262221" style:font-size-asian="10.5pt" style:font-size-complex="12pt"/>
    </style:style>
    <style:style style:name="T4" style:family="text">
      <style:text-properties fo:font-size="12pt" officeooo:rsid="00263743" style:font-size-asian="10.5pt" style:font-size-complex="12pt"/>
    </style:style>
    <style:style style:name="T5" style:family="text">
      <style:text-properties fo:font-size="12pt" officeooo:rsid="0027092f" style:font-size-asian="10.5pt" style:font-size-complex="12pt"/>
    </style:style>
    <style:style style:name="T6" style:family="text">
      <style:text-properties fo:font-size="12pt" officeooo:rsid="0029f266" style:font-size-asian="10.5pt" style:font-size-complex="12pt"/>
    </style:style>
    <style:style style:name="T7" style:family="text">
      <style:text-properties fo:font-size="12pt" officeooo:rsid="002a2b34" style:font-size-asian="10.5pt" style:font-size-complex="12pt"/>
    </style:style>
    <style:style style:name="T8" style:family="text">
      <style:text-properties officeooo:rsid="002445f5"/>
    </style:style>
    <style:style style:name="T9" style:family="text">
      <style:text-properties officeooo:rsid="002f4f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 – Rappels Réseaux</text:p>
      <text:p text:style-name="P1"/>
      <text:p text:style-name="P2">1 )</text:p>
      <text:p text:style-name="P2"/>
      <text:p text:style-name="P2"><text:span text:style-name="T1">LAN </text:span>: Réseau locale qui permet de connecter un ou plusieurs appareils d’un même réseau.</text:p>
      <text:p text:style-name="P2"><text:span text:style-name="T1">Routeur </text:span>: Appareil permettant la redirection de paquets via une adresse appelée adresse IP.</text:p>
      <text:p text:style-name="P2"><text:span text:style-name="T1">Switch </text:span>: Appareil permettant de transférer un paquet à un et uniquement un destinataire précis.</text:p>
      <text:p text:style-name="P2"><text:span text:style-name="T1">Box ADSL</text:span> : Appareil reliant un FAI (Fournisseur d’Accès Internet) et un utilisateur, un client.</text:p>
      <text:p text:style-name="P3"><text:span text:style-name="T1">Serveur </text:span>: Stockage mis à disposition permettant à un client de communiquer avec celui-ci.</text:p>
      <text:p text:style-name="P4"><text:span text:style-name="T1">Client léger </text:span>: On parle ici d’un système informatique pouvant communiqué avec d’autres appareils informatiques. </text:p>
      <text:p text:style-name="P4"/>
      <text:p text:style-name="P5">2 )</text:p>
      <text:p text:style-name="P5"/>
      <text:p text:style-name="P5"><text:tab/>Il y a les adresses commençant par 192 puis celles commençant par 161. Les 192 sont des adresses de classe C. C’est une adresse correspondant à un réseau local. Les 161 sont des adresses multicast.</text:p>
      <text:p text:style-name="P5"><text:tab/><text:span text:style-name="T8">On a utiliser ces adresses pour permettre une communication efficace et réglementée entre les appareils.</text:span></text:p>
      <text:p text:style-name="P5"><text:tab/><text:span text:style-name="T8">Il est possible d’avoir les mêmes adresses locales sur un site puisqu’elles sont également représentées par une adresse au niveau supérieur qui permet de différencier les réseaux.</text:span></text:p>
      <text:p text:style-name="P5"><text:tab/>Masque 192 : 255.255.255.0</text:p>
      <text:p text:style-name="P5"><text:tab/>Masque 161 : 255.255.0.0</text:p>
      <text:p text:style-name="P5"/>
      <text:p text:style-name="P5">3 )</text:p>
      <text:p text:style-name="P5"/>
      <text:p text:style-name="P6"><text:tab/>Sur la partie LAN on peut affecter des adresses de classe C aux appareils puisque c’est un réseau local.</text:p>
      <text:p text:style-name="P6"/>
      <text:p text:style-name="P7">Table de routage 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Adresse</text:p>
          </table:table-cell>
          <table:table-cell table:style-name="Tableau1.A1" office:value-type="string">
            <text:p text:style-name="P17">Masque réseau</text:p>
          </table:table-cell>
          <table:table-cell table:style-name="Tableau1.A1" office:value-type="string">
            <text:p text:style-name="P17">Sortie</text:p>
          </table:table-cell>
        </table:table-row>
        <table:table-row>
          <table:table-cell table:style-name="Tableau1.A1" office:value-type="string">
            <text:p text:style-name="P9">0.0.0.0</text:p>
          </table:table-cell>
          <table:table-cell table:style-name="Tableau1.A1" office:value-type="string">
            <text:p text:style-name="P19">0.0.0.0</text:p>
          </table:table-cell>
          <table:table-cell table:style-name="Tableau1.A1" office:value-type="string">
            <text:p text:style-name="P20">Internet</text:p>
          </table:table-cell>
        </table:table-row>
        <table:table-row>
          <table:table-cell table:style-name="Tableau1.A1" office:value-type="string">
            <text:p text:style-name="P10">161.10.<text:span text:style-name="T9">0.0</text:span></text:p>
          </table:table-cell>
          <table:table-cell table:style-name="Tableau1.A1" office:value-type="string">
            <text:p text:style-name="P17">255.255.0.0</text:p>
          </table:table-cell>
          <table:table-cell table:style-name="Tableau1.A1" office:value-type="string">
            <text:p text:style-name="P21">161.10.1.11</text:p>
          </table:table-cell>
        </table:table-row>
        <table:table-row>
          <table:table-cell table:style-name="Tableau1.A1" office:value-type="string">
            <text:p text:style-name="P7">192.168.1.<text:span text:style-name="T9">0</text:span></text:p>
          </table:table-cell>
          <table:table-cell table:style-name="Tableau1.A1" office:value-type="string">
            <text:p text:style-name="P17">255.255.255.0</text:p>
          </table:table-cell>
          <table:table-cell table:style-name="Tableau1.A1" office:value-type="string">
            <text:p text:style-name="P21">192.168.1.254</text:p>
          </table:table-cell>
        </table:table-row>
      </table:table>
      <text:p text:style-name="P7"/>
      <text:p text:style-name="P8">4 )</text:p>
      <text:p text:style-name="P8"/>
      <text:p text:style-name="P11"><text:span text:style-name="T3"><text:tab/></text:span><text:span text:style-name="T5">Les serveurs du siège social n’est pas accessible. En effet il fait parti d’un réseau local et donc pas accessible à l’extérieur</text:span><text:span text:style-name="T4">. </text:span><text:span text:style-name="T6">Pour rendre les serveurs accessibles il suffit tout simplement de relier les serveurs au routeur et de leur attribuer une adresse publique.</text:span></text:p>
      <text:p text:style-name="P11"><text:span text:style-name="T6"><text:tab/></text:span><text:span text:style-name="T7">Ainsi quand on souhaite communiquer avec le serveur on utilisera une adresse de classe B</text:span></text:p>
      <text:p text:style-name="P12"><text:span text:style-name="T2">comme suit : 161.10.1.12</text:span></text:p>
      <text:p text:style-name="P12"><text:span text:style-name="T2"/></text:p>
      <text:p text:style-name="P13"><text:span text:style-name="T2">5 )</text:span></text:p>
      <text:p text:style-name="P13"><text:span text:style-name="T2"/></text:p>
      <text:p text:style-name="P13"><text:span text:style-name="T2"><text:tab/>Il faut mettre en place un DHCP.</text:span></text:p>
      <text:p text:style-name="P13"><text:span text:style-name="T2"><text:tab/>Le DHCP permet de repérer les appareils connectés sur un même réseau avec la commande ARP qui va tenter de communiquer via sont adresse MAC. Ainsi si un appareil répond à ce premier, alors l’appareil est sur le même réseau et on stockera l’adresse qu’il nous enverra si l’on souhaite communiquer avec lui dans le futur.</text:span></text:p>
      <text:p text:style-name="P13"><text:span text:style-name="T2"/></text:p>
      <text:p text:style-name="P14"><text:soft-page-break/><text:span text:style-name="T2">6 )</text:span></text:p>
      <text:p text:style-name="P14"><text:span text:style-name="T2"/></text:p>
      <text:p text:style-name="P14"><text:span text:style-name="T2">Il y a le protocole ethernet qui va nous permettre de communiquer avec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08:24:45.706780969</meta:creation-date>
    <dc:date>2020-11-05T10:03:20.048097135</dc:date>
    <meta:editing-duration>PT37M42S</meta:editing-duration>
    <meta:editing-cycles>14</meta:editing-cycles>
    <meta:generator>LibreOffice/6.4.6.2$Linux_X86_64 LibreOffice_project/40$Build-2</meta:generator>
    <meta:document-statistic meta:table-count="1" meta:image-count="0" meta:object-count="0" meta:page-count="2" meta:paragraph-count="38" meta:word-count="363" meta:character-count="2190" meta:non-whitespace-character-count="1852"/>
  </office:meta>
</office:document-meta>
</file>